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order="0.06pt solid #000000"/>
      <style:text-properties style:font-name="Arial" fo:font-size="10pt" style:font-size-asian="10pt" style:font-size-complex="10pt"/>
    </style:style>
    <style:style style:name="T1" style:family="text">
      <style:text-properties style:font-name="Arial" style:font-name-asian="Arial" style:font-name-complex="Arial" style:font-size-asian="7.5pt" style:font-size-complex="7.5pt"/>
    </style:style>
    <style:style style:name="T2" style:family="text">
      <style:text-properties style:font-size-asian="7.5pt" style:font-size-complex="7.5pt" style:font-name="ArialMT" style:font-name-asian="ArialMT" style:font-name-complex="ArialM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M1D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D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GL/GR/GN/C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GL/GR/GN/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NR</text:p>
          </table:table-cell>
          <table:table-cell table:style-name="ce2" office:value-type="string" calcext:value-type="string">
            <text:p>GN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GL/GR/NR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NL</text:p>
          </table:table-cell>
          <table:table-cell table:style-name="ce2" office:value-type="string" calcext:value-type="string">
            <text:p>GN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4" office:value-type="string" calcext:value-type="string">
            <text:p>GME/GL/N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Sévérité</text:p>
          </table:table-cell>
          <table:table-cell table:style-name="ce2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<text:span text:style-name="T1">X=&gt;erreur, blanc=&gt; </text:span><text:span text:style-name="T2">pas d’erreur</text:span>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° ou à la toilette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 dans ce RHS (n3)</text:p>
          </table:table-cell>
          <table:table-cell table:style-name="ce2" office:value-type="string" calcext:value-type="string">
            <text:p>NCS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4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1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Blanc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Lits (ou places) identifié(e)s ou dédié(e)s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'08' ou espaces. Ex - ‘Lits (ou places) identifié(e)s ou dédié(e)s’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unité spécifique</text:p>
          </table:table-cell>
          <table:table-cell table:style-name="ce2" office:value-type="string" calcext:value-type="string">
            <text:p>TU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USP SSR: "08" , UCC : "09" , Unité EVC-EPR : "10"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technicité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ex-’Code « modulateur de patient » n° 2’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Module/Niveau de technicité</text:p>
          </table:table-cell>
          <table:table-cell table:style-name="ce2" office:value-type="string" calcext:value-type="string">
            <text:p>NMTECH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office:value-type="string" calcext:value-type="string">
            <text:p>Obligatoire si code modulateur de technicité appartient à la liste des "PTS avec plusieurs modules ou niveaux"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Code principal</text:p>
          </table:table-cell>
          <table:table-cell table:style-name="ce2" office:value-type="string" calcext:value-type="string">
            <text:p>CAC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Code modulateur de lieu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office:value-type="string" calcext:value-type="string">
            <text:p>L1,L2,L3. Pour L3 : codable si au moins un modulateur de technicité est codé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Code modulateur de temps</text:p>
          </table:table-cell>
          <table:table-cell table:style-name="ce2" office:value-type="string" calcext:value-type="string">
            <text:p>CMTP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office:value-type="string" calcext:value-type="string">
            <text:p>T0,T1,T2,T3, ou T4. Codables seulement pour les actes éligibles aux modulateurs de temp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Code modulateur de technicité</text:p>
          </table:table-cell>
          <table:table-cell table:style-name="ce2" office:value-type="string" calcext:value-type="string">
            <text:p>CMTECH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office:value-type="string" calcext:value-type="string">
            <text:p>QI,QF,QS,QQ,QC,Q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Module/Niveau de technicité</text:p>
          </table:table-cell>
          <table:table-cell table:style-name="ce2" office:value-type="string" calcext:value-type="string">
            <text:p>NMTECH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office:value-type="string" calcext:value-type="string">
            <text:p>0 ou blanc : Non codé\n1 : <text:s/>module niveau 1 (libellé dépendant du modulateur de technicité)\n2 : module niveau 2 (libellé dépendant du modulateur de technicité)\nCodable seulement si code modulateur de technicité appartient à la liste des 'PTS avec plusieurs modules ou niveaux' (QS,QQ,QC)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Code intervenant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NA/NA </text:p>
          </table:table-cell>
          <table:table-cell table:style-name="ce1" office:value-type="string" calcext:value-type="string">
            <text:p>Code intervenant du professionnel ayant la responsabilité de la réalisation de l’act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Modalité collective</text:p>
          </table:table-cell>
          <table:table-cell table:style-name="ce2" office:value-type="string" calcext:value-type="string">
            <text:p>MCOL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" office:value-type="string" calcext:value-type="string">
            <text:p>Droite/Zéro </text:p>
          </table:table-cell>
          <table:table-cell table:style-name="ce1" office:value-type="string" calcext:value-type="string">
            <text:p>Si Vrai =1, Si Faux ou NC=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Modalité pluriprofessionnelle</text:p>
          </table:table-cell>
          <table:table-cell table:style-name="ce2" office:value-type="string" calcext:value-type="string">
            <text:p>MPPR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" office:value-type="string" calcext:value-type="string">
            <text:p>Droite/Zéro </text:p>
          </table:table-cell>
          <table:table-cell table:style-name="ce1" office:value-type="string" calcext:value-type="string">
            <text:p>Si Vrai =1, Si Faux ou NC=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Nombre de réalisations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" office:value-type="string" calcext:value-type="string">
            <text:p>Droite/Zéro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Date de réalisation</text:p>
          </table:table-cell>
          <table:table-cell table:style-name="ce2" office:value-type="string" calcext:value-type="string">
            <text:p>C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1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Extension documentaire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R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FLR2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, OBLIGATOIRE LORSQU'ELLE EXIST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2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6:11:06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5-05T17:14:11.724000000</dc:date>
    <meta:editing-duration>PT3H58M25S</meta:editing-duration>
    <meta:editing-cycles>40</meta:editing-cycles>
    <meta:document-statistic meta:table-count="1" meta:cell-count="808" meta:object-count="0"/>
  </office:meta>
</office:document-meta>
</file>